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36c88" officeooo:paragraph-rsid="00036c88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36c88" officeooo:paragraph-rsid="00036c8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 List</text:p>
      <text:p text:style-name="P1"/>
      <text:p text:style-name="P2">Class 1 – June 4</text:p>
      <text:p text:style-name="P2">Class 2 – June 6</text:p>
      <text:p text:style-name="P2">Class 3 – June 11</text:p>
      <text:p text:style-name="P2">Class 4 – June 13</text:p>
      <text:p text:style-name="P2">Class 5 – June 18</text:p>
      <text:p text:style-name="P2">Class 6 – June 20 </text:p>
      <text:p text:style-name="P2">Class 7 – June 25</text:p>
      <text:p text:style-name="P2">Class 8 – June 27</text:p>
      <text:p text:style-name="P2">Class 9 – July 2</text:p>
      <text:p text:style-name="P2">Class 10 – July 9</text:p>
      <text:p text:style-name="P2">Class 11 – July 11</text:p>
      <text:p text:style-name="P2">Class 12 – July 16</text:p>
      <text:p text:style-name="P2">Class 13 – July 18</text:p>
      <text:p text:style-name="P2">Class 14 – July 23</text:p>
      <text:p text:style-name="P2">Class 15 – July 25</text:p>
      <text:p text:style-name="P2">Class 16 – July 30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9:06:33.929000000</meta:creation-date>
    <dc:date>2024-07-16T19:14:33.293000000</dc:date>
    <meta:editing-duration>PT8M</meta:editing-duration>
    <meta:editing-cycles>1</meta:editing-cycles>
    <meta:document-statistic meta:table-count="0" meta:image-count="0" meta:object-count="0" meta:page-count="1" meta:paragraph-count="17" meta:word-count="66" meta:character-count="286" meta:non-whitespace-character-count="220"/>
    <meta:generator>EasyOffice/7.6.2.1.0$Windows_X86_64 LibreOffice_project/0bc4d647150f05f02b71ccb5539a4012b57f1faf</meta:generator>
  </office:meta>
</office:document-meta>
</file>